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erif" fo:font-size="12pt" officeooo:rsid="01398105" officeooo:paragraph-rsid="01398105" style:font-size-asian="10.5pt" style:font-size-complex="12pt"/>
    </style:style>
    <style:style style:name="P2" style:family="paragraph" style:parent-style-name="Text_20_body">
      <style:text-properties style:font-name="Liberation Serif" fo:font-size="12pt" officeooo:rsid="01398105" officeooo:paragraph-rsid="01469fe2" style:font-size-asian="10.5pt" style:font-size-complex="12pt"/>
    </style:style>
    <style:style style:name="P3" style:family="paragraph" style:parent-style-name="Text_20_body">
      <style:text-properties style:font-name="Liberation Serif" fo:font-size="12pt" officeooo:rsid="013e37c2" officeooo:paragraph-rsid="0148bda7" style:font-size-asian="10.5pt" style:font-size-complex="12pt"/>
    </style:style>
    <style:style style:name="P4" style:family="paragraph" style:parent-style-name="Text_20_body">
      <style:text-properties style:font-name="Liberation Serif" fo:font-size="12pt" officeooo:rsid="01477d08" officeooo:paragraph-rsid="01477d08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1484073" officeooo:paragraph-rsid="01484073" style:font-size-asian="10.5pt" style:font-size-complex="12pt"/>
    </style:style>
    <style:style style:name="P6" style:family="paragraph" style:parent-style-name="Text_20_body">
      <style:text-properties officeooo:paragraph-rsid="0144b7f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Liberation Mono" fo:font-size="10pt" officeooo:rsid="0144b7fd" officeooo:paragraph-rsid="0144b7fd" style:font-size-asian="10pt" style:font-size-complex="10pt"/>
    </style:style>
    <style:style style:name="P9" style:family="paragraph" style:parent-style-name="Standard">
      <style:text-properties style:font-name="Liberation Serif" fo:font-size="14pt" style:font-size-asian="14pt" style:font-size-complex="14pt"/>
    </style:style>
    <style:style style:name="P10" style:family="paragraph" style:parent-style-name="Text_20_body">
      <style:text-properties style:font-name="Liberation Serif" fo:font-size="12pt" officeooo:rsid="0144b7fd" officeooo:paragraph-rsid="0144b7fd" style:font-size-asian="10.5pt" style:font-size-complex="12pt"/>
    </style:style>
    <style:style style:name="P11" style:family="paragraph" style:parent-style-name="Text_20_body">
      <style:text-properties style:font-name="Liberation Serif" fo:font-size="12pt" officeooo:rsid="0144b7fd" officeooo:paragraph-rsid="014afa5e" style:font-size-asian="10.5pt" style:font-size-complex="12pt"/>
    </style:style>
    <style:style style:name="P12" style:family="paragraph" style:parent-style-name="Text_20_body">
      <style:text-properties style:font-name="Liberation Serif" fo:font-size="12pt" officeooo:rsid="01469fe2" officeooo:paragraph-rsid="01469fe2" style:font-size-asian="10.5pt" style:font-size-complex="12pt"/>
    </style:style>
    <style:style style:name="P13" style:family="paragraph" style:parent-style-name="Text_20_body">
      <style:text-properties style:font-name="Liberation Serif" fo:font-size="12pt" officeooo:rsid="01469fe2" officeooo:paragraph-rsid="014a45d8" style:font-size-asian="10.5pt" style:font-size-complex="12pt"/>
    </style:style>
    <style:style style:name="P14" style:family="paragraph" style:parent-style-name="Text_20_body">
      <style:text-properties style:font-name="Liberation Serif" fo:font-size="12pt" officeooo:rsid="0148bda7" officeooo:paragraph-rsid="0148bda7" style:font-size-asian="10.5pt" style:font-size-complex="12pt"/>
    </style:style>
    <style:style style:name="P15" style:family="paragraph" style:parent-style-name="Text_20_body">
      <style:text-properties style:font-name="Liberation Serif" fo:font-size="12pt" officeooo:rsid="014a45d8" officeooo:paragraph-rsid="014a45d8" style:font-size-asian="10.5pt" style:font-size-complex="12pt"/>
    </style:style>
    <style:style style:name="P16" style:family="paragraph" style:parent-style-name="Text_20_body">
      <style:text-properties style:font-name="Liberation Serif" fo:font-size="12pt" officeooo:rsid="01484073" officeooo:paragraph-rsid="014dea5b" style:font-size-asian="10.5pt" style:font-size-complex="12pt"/>
    </style:style>
    <style:style style:name="P17" style:family="paragraph" style:parent-style-name="Text_20_body">
      <style:text-properties style:font-name="Liberation Serif" fo:font-size="12pt" officeooo:rsid="01477d08" officeooo:paragraph-rsid="014dea5b" style:font-size-asian="10.5pt" style:font-size-complex="12pt"/>
    </style:style>
    <style:style style:name="P18" style:family="paragraph" style:parent-style-name="Text_20_body">
      <style:text-properties style:font-name="Liberation Serif" fo:font-size="12pt" officeooo:rsid="01477d08" officeooo:paragraph-rsid="01477d08" style:font-size-asian="10.5pt" style:font-size-complex="12pt"/>
    </style:style>
    <style:style style:name="P19" style:family="paragraph" style:parent-style-name="Text_20_body">
      <style:text-properties officeooo:paragraph-rsid="014a45d8"/>
    </style:style>
    <style:style style:name="P20" style:family="paragraph" style:parent-style-name="Text_20_body">
      <style:text-properties fo:font-size="12pt" officeooo:rsid="01398105" officeooo:paragraph-rsid="014afa5e" style:font-size-asian="12pt" style:font-size-complex="12pt"/>
    </style:style>
    <style:style style:name="P21" style:family="paragraph" style:parent-style-name="Table_20_Contents">
      <style:text-properties style:font-name="Liberation Mono" fo:font-size="10pt" officeooo:rsid="0144b7fd" officeooo:paragraph-rsid="0144b7fd" style:font-size-asian="10pt" style:font-size-complex="10pt"/>
    </style:style>
    <style:style style:name="P22" style:family="paragraph" style:parent-style-name="Table_20_Contents">
      <style:text-properties style:font-name="Liberation Mono" fo:font-size="10pt" officeooo:rsid="0144b7fd" officeooo:paragraph-rsid="014a45d8" style:font-size-asian="10pt" style:font-size-complex="10pt"/>
    </style:style>
    <style:style style:name="P23" style:family="paragraph" style:parent-style-name="Table_20_Contents">
      <style:text-properties style:font-name="Liberation Mono" fo:font-size="10pt" officeooo:rsid="0144b7fd" officeooo:paragraph-rsid="014afa5e" style:font-size-asian="10pt" style:font-size-complex="10pt"/>
    </style:style>
    <style:style style:name="P24" style:family="paragraph" style:parent-style-name="Table_20_Contents">
      <style:text-properties style:font-name="Liberation Mono" fo:font-size="10pt" officeooo:rsid="014a45d8" officeooo:paragraph-rsid="014a45d8" style:font-size-asian="10pt" style:font-size-complex="10pt"/>
    </style:style>
    <style:style style:name="P25" style:family="paragraph" style:parent-style-name="Table_20_Contents">
      <style:text-properties style:font-name="Liberation Mono" fo:font-size="10pt" officeooo:rsid="014afa5e" officeooo:paragraph-rsid="014afa5e" style:font-size-asian="10pt" style:font-size-complex="10pt"/>
    </style:style>
    <style:style style:name="P26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27" style:family="paragraph" style:parent-style-name="Heading_20_3">
      <style:text-properties style:font-name="Liberation Serif" officeooo:rsid="0148bda7" officeooo:paragraph-rsid="0148bda7" style:font-size-asian="10.5pt"/>
    </style:style>
    <style:style style:name="P28" style:family="paragraph" style:parent-style-name="Heading_20_2">
      <style:text-properties style:font-name="Liberation Serif" fo:font-size="14pt" officeooo:rsid="014a45d8" officeooo:paragraph-rsid="014a45d8" style:font-size-asian="14pt" style:font-size-complex="14pt"/>
    </style:style>
    <style:style style:name="T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fo:font-weight="bold" officeooo:rsid="01398105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13b4520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112f975" style:font-size-asian="10.5pt" style:font-size-complex="12pt"/>
    </style:style>
    <style:style style:name="T6" style:family="text">
      <style:text-properties style:font-name="Liberation Serif" fo:font-size="12pt" officeooo:rsid="0144b7fd" style:font-size-asian="10.5pt" style:font-size-complex="12pt"/>
    </style:style>
    <style:style style:name="T7" style:family="text">
      <style:text-properties style:font-name="Liberation Serif" fo:font-size="12pt" officeooo:rsid="014a45d8" style:font-size-asian="10.5pt" style:font-size-complex="12pt"/>
    </style:style>
    <style:style style:name="T8" style:family="text">
      <style:text-properties style:font-name="Liberation Serif" officeooo:rsid="0112f975" style:font-size-asian="10.5pt"/>
    </style:style>
    <style:style style:name="T9" style:family="text">
      <style:text-properties style:font-name="Liberation Serif" officeooo:rsid="0144b7fd" style:font-size-asian="10.5pt"/>
    </style:style>
    <style:style style:name="T10" style:family="text">
      <style:text-properties style:font-name="Liberation Serif" officeooo:rsid="01468ea7" style:font-size-asian="10.5pt"/>
    </style:style>
    <style:style style:name="T11" style:family="text">
      <style:text-properties style:font-name="Liberation Serif" officeooo:rsid="014a45d8" style:font-size-asian="10.5pt"/>
    </style:style>
    <style:style style:name="T12" style:family="text">
      <style:text-properties style:font-name="Liberation Serif" officeooo:rsid="014afa5e" style:font-size-asian="10.5pt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style:font-name="Liberation Serif" fo:font-size="14pt" officeooo:rsid="014a45d8" style:font-size-asian="14pt" style:font-size-complex="14pt"/>
    </style:style>
    <style:style style:name="T15" style:family="text">
      <style:text-properties officeooo:rsid="00a27f0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13e37c2" style:font-weight-asian="bold" style:font-weight-complex="bold"/>
    </style:style>
    <style:style style:name="T18" style:family="text">
      <style:text-properties officeooo:rsid="0148bda7"/>
    </style:style>
    <style:style style:name="T19" style:family="text">
      <style:text-properties officeooo:rsid="014a45d8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14afa5e"/>
    </style:style>
    <style:style style:name="T22" style:family="text">
      <style:text-properties officeooo:rsid="014b560d"/>
    </style:style>
    <style:style style:name="T23" style:family="text">
      <style:text-properties officeooo:rsid="014c790c"/>
    </style:style>
    <style:style style:name="T24" style:family="text">
      <style:text-properties officeooo:rsid="014cb739"/>
    </style:style>
    <style:style style:name="T25" style:family="text">
      <style:text-properties officeooo:rsid="014dea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ST<text:span text:style-name="T15">0006</text:span> – Answer Sheet for LAB0<text:span text:style-name="T19">6</text:span></text:h>
      <text:p text:style-name="P7"/>
      <text:p text:style-name="Standard"><text:span text:style-name="T17">FULL </text:span><text:span text:style-name="T16">NAME</text:span>: </text:p>
      <text:p text:style-name="Standard"/>
      <text:p text:style-name="Standard"><text:span text:style-name="T2">S</text:span><text:span text:style-name="T1">TUDENT </text:span><text:span text:style-name="T3">#</text:span><text:span text:style-name="T4">:</text:span><text:span text:style-name="T13"> </text:span></text:p>
      <text:p text:style-name="P9"/>
      <text:h text:style-name="P28" text:outline-level="2">Conditions</text:h>
      <text:p text:style-name="P15"><text:span text:style-name="T20">I would like you to think about the answer first, then try it to see if you were correct.</text:span></text:p>
      <text:p text:style-name="P19"><text:span text:style-name="T14">To test these conditions you can use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print(&lt;condition&gt;)</text:p>
          </table:table-cell>
        </table:table-row>
      </table:table>
      <text:p text:style-name="P15"><text:span text:style-name="T20"/></text:p>
      <text:p text:style-name="P6"><text:span text:style-name="T5">1. <text:s/></text:span><text:span text:style-name="T6">What </text:span><text:span text:style-name="T7">is the result of</text:span><text:span text:style-name="T6">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">123 <text:span text:style-name="T19">== </text:span>"<text:span text:style-name="T19">123</text:span>"</text:p>
          </table:table-cell>
        </table:table-row>
      </table:table>
      <text:p text:style-name="P10"/>
      <text:p text:style-name="P20"><text:span text:style-name="T9">2</text:span><text:span text:style-name="T8">. <text:s/></text:span><text:span text:style-name="T9">What </text:span><text:span text:style-name="T11">is the result of</text:span><text:span text:style-name="T9">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12.<text:span text:style-name="T21">0 == 12</text:span></text:p>
          </table:table-cell>
        </table:table-row>
      </table:table>
      <text:p text:style-name="P10"/>
      <text:p text:style-name="P20"><text:span text:style-name="T9">3</text:span><text:span text:style-name="T8">. <text:s/></text:span><text:span text:style-name="T9">What </text:span><text:span text:style-name="T11">is the result of</text:span><text:span text:style-name="T9">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3">[1,2,3] !<text:span text:style-name="T21">= </text:span>[1,2,3]</text:p>
          </table:table-cell>
        </table:table-row>
      </table:table>
      <text:p text:style-name="P10"/>
      <text:p text:style-name="P20"><text:span text:style-name="T9">4</text:span><text:span text:style-name="T8">. <text:s/></text:span><text:span text:style-name="T9">What </text:span><text:span text:style-name="T11">is the result of</text:span><text:span text:style-name="T9">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><text:span text:style-name="T21">x</text:span> = 45</text:p>
            <text:p text:style-name="P25">x &gt; 54</text:p>
          </table:table-cell>
        </table:table-row>
      </table:table>
      <text:p text:style-name="P10"/>
      <text:p text:style-name="P20"><text:span text:style-name="T9">5</text:span><text:span text:style-name="T8">. <text:s/></text:span><text:span text:style-name="T9">What </text:span><text:span text:style-name="T11">is the result of</text:span><text:span text:style-name="T9">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5">a = 100</text:p>
            <text:p text:style-name="P23">ord(a) == 100</text:p>
          </table:table-cell>
        </table:table-row>
      </table:table>
      <text:p text:style-name="P10"/>
      <text:p text:style-name="P20"><text:span text:style-name="T9">6</text:span><text:span text:style-name="T8">. <text:s/></text:span><text:span text:style-name="T9">What </text:span><text:span text:style-name="T11">is the result of</text:span><text:span text:style-name="T9">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5">a = 100</text:p>
            <text:p text:style-name="P23"><text:span text:style-name="T21">chr</text:span>(a) == 100</text:p>
          </table:table-cell>
        </table:table-row>
      </table:table>
      <text:p text:style-name="P10"/>
      <text:p text:style-name="P10"/>
      <text:p text:style-name="P20"><text:soft-page-break/><text:span text:style-name="T9">7</text:span><text:span text:style-name="T8">. <text:s/></text:span><text:span text:style-name="T9">What </text:span><text:span text:style-name="T11">is the result of</text:span><text:span text:style-name="T9">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a = 100</text:p>
            <text:p text:style-name="P23"><text:span text:style-name="T21">ord</text:span>('a') == 100</text:p>
          </table:table-cell>
        </table:table-row>
      </table:table>
      <text:p text:style-name="P10"/>
      <text:p text:style-name="P20"><text:span text:style-name="T10">8</text:span><text:span text:style-name="T8">. <text:s/></text:span><text:span text:style-name="T9">What </text:span><text:span text:style-name="T11">is the result of</text:span><text:span text:style-name="T9">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'<text:span text:style-name="T21">cat</text:span>' <text:span text:style-name="T21">== </text:span>"<text:span text:style-name="T21">cat</text:span>"</text:p>
          </table:table-cell>
        </table:table-row>
      </table:table>
      <text:p text:style-name="P11"><text:span text:style-name="T9"/></text:p>
      <text:p text:style-name="P20"><text:span text:style-name="T12">9</text:span><text:span text:style-name="T8">. <text:s/></text:span><text:span text:style-name="T9">What </text:span><text:span text:style-name="T11">is the result of</text:span><text:span text:style-name="T9">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3">a = 'dog'</text:p>
            <text:p text:style-name="P23">a[1] == 'd'</text:p>
          </table:table-cell>
        </table:table-row>
      </table:table>
      <text:p text:style-name="P11"><text:span text:style-name="T9"/></text:p>
      <text:p text:style-name="P20"><text:span text:style-name="T12">10</text:span><text:span text:style-name="T8">. <text:s/></text:span><text:span text:style-name="T9">What </text:span><text:span text:style-name="T11">is the result of</text:span><text:span text:style-name="T9">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3">a = '<text:span text:style-name="T21">cat</text:span>'</text:p>
            <text:p text:style-name="P23">a[<text:span text:style-name="T21">1</text:span>] == '<text:span text:style-name="T21">a</text:span>'</text:p>
          </table:table-cell>
        </table:table-row>
      </table:table>
      <text:p text:style-name="P11"><text:span text:style-name="T9"/></text:p>
      <text:p text:style-name="P1"/>
      <text:p text:style-name="P15"><text:span text:style-name="T16">Complex Conditions</text:span></text:p>
      <text:p text:style-name="P12"><text:span text:style-name="T21">11</text:span>. <text:span text:style-name="T19">In Python what is the key word used to enforce two true conditions?</text:span></text:p>
      <text:p text:style-name="P13"><text:span text:style-name="T21">12</text:span>. <text:span text:style-name="T19">In Python what is the key word used to test if one of two conditions are true?</text:span></text:p>
      <text:p text:style-name="P12">13. <text:span text:style-name="T21">What is the benefit of using nested if statements</text:span>?</text:p>
      <text:p text:style-name="P12">14. What happens <text:span text:style-name="T22">to the else statement when the if statement is true</text:span>?</text:p>
      <text:p text:style-name="P4">15. <text:span text:style-name="T22">What happens to the elif statement when the if statement is true?</text:span></text:p>
      <text:p text:style-name="P4">16. <text:span text:style-name="T23">What happens to the else statement when the if statement is false?</text:span></text:p>
      <text:p text:style-name="P16">1<text:span text:style-name="T25">7</text:span>. <text:span text:style-name="T22">What are the dangers in using complex if statements?</text:span></text:p>
      <text:p text:style-name="P17">1<text:span text:style-name="T25">8</text:span>. <text:span text:style-name="T24">True or False: <text:s/>If the existence of aliens were true, and aliens figured out how to travel light years to get here. <text:s/>Nourish themselves on a tiny space craft without the need for refrigerators, gardens or greenhouses. <text:s/>They figured out how to overcome the insane amount of energy they would consume. <text:s/>I mean, the science behind all that is crazy! <text:s/>But, factor in that the existence of Donald Trump, and that he is still a monkey boy that ensures that evolution a pretty weak argument.</text:span></text:p>
      <text:p text:style-name="P17"><text:span text:style-name="T24">Don’t you think that aliens would have figured out how to land on earth without always crash-landing?</text:span></text:p>
      <text:p text:style-name="P5">19. What shocked you or what did you find weird when doing these examples?</text:p>
      <text:p text:style-name="P5">20. What did you like <text:span text:style-name="T18">most </text:span>about this lab?</text:p>
      <text:p text:style-name="P2"/>
      <text:h text:style-name="P27" text:outline-level="3"><text:soft-page-break/>Marking</text:h>
      <text:p text:style-name="P14">This lab is out of 10. </text:p>
      <text:p text:style-name="P3"><text:span text:style-name="T18">0</text:span>.<text:span text:style-name="T18">5 for each correct answer. <text:s/>Don’t copy other people’s work, and don’t let people copy your work. <text:s/>Please, if you’re helping someone, explain the answer so they understand and are able to figure things out on their o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dc:date>2018-03-08T13:37:48.899762701</dc:date>
    <meta:editing-duration>P4DT23H53M20S</meta:editing-duration>
    <meta:editing-cycles>91</meta:editing-cycles>
    <dc:creator>Cory Hilliard</dc:creator>
    <meta:document-statistic meta:table-count="11" meta:image-count="0" meta:object-count="0" meta:page-count="3" meta:paragraph-count="48" meta:word-count="409" meta:character-count="2082" meta:non-whitespace-character-count="1699"/>
  </office:meta>
</office:document-meta>
</file>